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8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85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87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89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1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3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5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6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7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9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00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01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03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0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05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07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3" style:family="text">
      <style:text-properties fo:font-size="14.00pt" fo:font-weight="normal" fo:font-family="'Courier New'" style:font-family-asian="'Courier New'" style:font-family-complex="'Courier New'" fo:background-color="transparent" style:use-window-font-color="true"/>
    </style:style>
    <style:style style:name="T114" style:family="text">
      <style:text-properties fo:font-size="14.00pt" fo:font-weight="normal" fo:font-family="'Courier New'" style:font-family-asian="'Courier New'" style:font-family-complex="'Courier New'" fo:background-color="#ffffff" fo:color="#000000"/>
    </style:style>
    <style:style style:name="T1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16" style:family="text">
      <style:text-properties fo:font-size="14.00pt" fo:font-weight="normal" fo:font-family="'Courier New'" style:font-family-asian="'Courier New'" style:font-family-complex="'Courier New'" fo:background-color="#ffffff" fo:color="#000000"/>
    </style:style>
    <style:style style:name="T1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50.00%" fo:text-align="center" fo:margin-top="12.00pt" fo:margin-bottom="6.00pt"/>
    </style:style>
    <style:style style:name="P2" style:family="paragraph">
      <style:paragraph-properties fo:line-height="150.00%" fo:text-align="justify" fo:margin-top="10.00pt" fo:margin-bottom="6.00pt"/>
    </style:style>
    <style:style style:name="P3" style:family="paragraph">
      <style:paragraph-properties fo:line-height="150.00%" fo:text-align="justify" fo:margin-top="7.00pt" fo:margin-bottom="6.00p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50.00%" fo:text-align="justify" fo:margin-left="-18.00pt" fo:text-indent="18.00pt" fo:margin-bottom="7.00pt"/>
    </style:style>
    <style:style style:name="P5" style:family="paragraph">
      <style:paragraph-properties fo:line-height="150.00%" fo:text-align="justify" fo:margin-top="7.00pt" fo:margin-bottom="6.00pt"/>
    </style:style>
    <style:style style:name="P6" style:family="paragraph">
      <style:paragraph-properties fo:line-height="150.00%" fo:text-align="justify" fo:margin-bottom="7.00pt"/>
    </style:style>
    <style:style style:name="P7" style:family="paragraph">
      <style:paragraph-properties fo:line-height="150.00%" fo:text-align="justify" fo:margin-top="7.00pt" fo:margin-bottom="6.00pt"/>
    </style:style>
    <style:style style:name="P8" style:family="paragraph">
      <style:paragraph-properties fo:line-height="150.00%" fo:text-align="justify" fo:margin-bottom="7.00pt"/>
    </style:style>
    <style:style style:name="P9" style:family="paragraph">
      <style:paragraph-properties fo:line-height="150.00%" fo:text-align="justify" fo:margin-top="10.00pt" fo:margin-bottom="6.00pt"/>
    </style:style>
    <style:style style:name="P10" style:family="paragraph">
      <style:paragraph-properties fo:line-height="150.00%" fo:text-align="justify" fo:margin-top="7.00pt" fo:margin-bottom="6.00pt"/>
    </style:style>
    <style:style style:name="P11" style:family="paragraph">
      <style:paragraph-properties fo:line-height="150.00%" fo:text-align="justify" fo:margin-bottom="7.00pt"/>
    </style:style>
    <style:style style:name="P12" style:family="paragraph">
      <style:paragraph-properties fo:line-height="150.00%" fo:text-align="justify" fo:margin-top="7.00pt" fo:margin-bottom="6.00pt"/>
    </style:style>
    <style:style style:name="P13" style:family="paragraph">
      <style:paragraph-properties fo:line-height="150.00%" fo:text-align="justify" fo:margin-bottom="7.00pt"/>
    </style:style>
    <style:style style:name="P14" style:family="paragraph">
      <style:paragraph-properties fo:line-height="150.00%" fo:text-align="justify" fo:margin-top="6.00pt" fo:margin-bottom="3.00pt"/>
    </style:style>
    <style:style style:name="P15" style:family="paragraph">
      <style:paragraph-properties fo:line-height="150.00%" fo:text-align="justify" fo:margin-bottom="7.00pt"/>
    </style:style>
    <style:style style:name="P16" style:family="paragraph">
      <style:paragraph-properties fo:line-height="150.00%" fo:text-align="center" fo:margin-bottom="7.00pt"/>
    </style:style>
    <style:style style:name="P17" style:family="paragraph">
      <style:paragraph-properties fo:line-height="150.00%" fo:text-align="justify" fo:margin-top="6.00pt" fo:margin-bottom="3.00pt"/>
    </style:style>
    <style:style style:name="P18" style:family="paragraph">
      <style:paragraph-properties fo:line-height="150.00%" fo:text-align="justify" fo:margin-bottom="7.00pt"/>
    </style:style>
    <style:style style:name="P19" style:family="paragraph">
      <style:paragraph-properties fo:line-height="150.00%" fo:text-align="center" fo:margin-bottom="7.00pt"/>
    </style:style>
    <style:style style:name="P20" style:family="paragraph">
      <style:paragraph-properties fo:line-height="150.00%" fo:text-align="justify" fo:margin-top="6.00pt" fo:margin-bottom="6.00pt"/>
    </style:style>
    <style:style style:name="P21" style:family="paragraph">
      <style:paragraph-properties fo:line-height="150.00%" fo:text-align="justify"/>
    </style:style>
    <style:style style:name="P22" style:family="paragraph">
      <style:paragraph-properties fo:line-height="150.00%" fo:text-align="justify" fo:margin-top="7.00pt" fo:margin-bottom="6.00pt"/>
    </style:style>
    <style:style style:name="P23" style:family="paragraph">
      <style:paragraph-properties fo:line-height="150.00%" fo:text-align="justify" fo:margin-top="6.00pt" fo:margin-bottom="6.00pt"/>
    </style:style>
    <style:style style:name="P24" style:family="paragraph">
      <style:paragraph-properties fo:line-height="150.00%" fo:text-align="justify" fo:margin-bottom="7.00pt"/>
    </style:style>
    <style:style style:name="P25" style:family="paragraph">
      <style:paragraph-properties fo:line-height="150.00%" fo:text-align="justify" fo:margin-top="6.00pt" fo:margin-bottom="6.00pt"/>
    </style:style>
    <style:style style:name="P26" style:family="paragraph">
      <style:paragraph-properties fo:line-height="150.00%" fo:text-align="justify" fo:margin-bottom="7.00pt"/>
    </style:style>
    <style:style style:name="P27" style:family="paragraph">
      <style:paragraph-properties fo:line-height="150.00%" fo:text-align="left" fo:margin-top="6.00pt" fo:margin-bottom="6.00pt"/>
    </style:style>
    <style:style style:name="P28" style:family="paragraph">
      <style:paragraph-properties fo:line-height="150.00%" fo:text-align="left"/>
    </style:style>
    <style:style style:name="P29" style:family="paragraph">
      <style:paragraph-properties fo:line-height="150.00%" fo:text-align="left" fo:margin-top="7.00pt" fo:margin-bottom="6.00pt"/>
    </style:style>
    <style:style style:name="P30" style:family="paragraph">
      <style:paragraph-properties fo:line-height="150.00%" fo:text-align="left" fo:margin-bottom="7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50.00%" fo:text-align="left" fo:margin-bottom="7.00pt"/>
    </style:style>
    <style:style style:name="P33" style:family="paragraph">
      <style:paragraph-properties fo:line-height="150.00%" fo:text-align="center" fo:margin-bottom="7.00pt"/>
    </style:style>
    <style:style style:name="P34" style:family="paragraph">
      <style:paragraph-properties fo:line-height="150.00%" fo:text-align="justify" fo:margin-bottom="7.00pt"/>
    </style:style>
    <style:style style:name="P35" style:family="paragraph">
      <style:paragraph-properties fo:line-height="150.00%" fo:text-align="center" fo:margin-bottom="7.00pt"/>
    </style:style>
    <style:style style:name="P36" style:family="paragraph">
      <style:paragraph-properties fo:line-height="150.00%" fo:text-align="left" fo:margin-top="10.00pt" fo:margin-bottom="6.00pt"/>
    </style:style>
    <style:style style:name="P37" style:family="paragraph">
      <style:paragraph-properties fo:line-height="150.00%" fo:text-align="justify" fo:margin-bottom="7.00pt"/>
    </style:style>
  </office:automatic-styles>
  <office:body>
    <office:text>
      <text:p text:style-name="P1"><text:span text:style-name="T1">Лабораторна робота<text:s/></text:span><text:span text:style-name="T2">№</text:span><text:span text:style-name="T3">7.<text:s/></text:span><text:span text:style-name="T4">Функції</text:span></text:p>
      <text:p text:style-name="P2"><text:span text:style-name="T5">1.<text:s/></text:span><text:span text:style-name="T6">Вимоги</text:span></text:p>
      <text:p text:style-name="P3"><text:span text:style-name="T7">1.1<text:s/></text:span><text:span text:style-name="T8">Розробник</text:span></text:p>
      <text:list text:style-name="L4">
        <text:list-item>
          <text:p text:style-name="P4"><text:span text:style-name="T9">Мусий Антон Вадимович;</text:span></text:p>
        </text:list-item>
        <text:list-item>
          <text:p text:style-name="P4"><text:span text:style-name="T9">студент групи КІТ-121а;</text:span></text:p>
        </text:list-item>
        <text:list-item>
          <text:p text:style-name="P4"><text:span text:style-name="T9">21.12.2021.</text:span></text:p>
        </text:list-item>
      </text:list>
      <text:p text:style-name="P5"><text:span text:style-name="T10">1.2<text:s/></text:span><text:span text:style-name="T11">Загальне завдання</text:span></text:p>
      <text:p text:style-name="P6"><text:span text:style-name="T12"><text:tab/></text:span><text:span text:style-name="T13">Розробити програми, що вирішують завдання за допомогою функцій.</text:span></text:p>
      <text:p text:style-name="P7"><text:span text:style-name="T14">1.3<text:s/></text:span><text:span text:style-name="T15">Індивідуальне завдання</text:span></text:p>
      <text:p text:style-name="P8"><text:span text:style-name="T16"><text:tab/></text:span><text:span text:style-name="T17">Реалізувати функцію, що визначає, скільки серед заданої послідовності чисел таких пар, у котрих перше число менше наступного, використовуючи функцію з варіативною кількістю елементів.</text:span></text:p>
      <text:p text:style-name="P9"><text:span text:style-name="T18">2.<text:s/></text:span><text:span text:style-name="T19">Опис програми</text:span></text:p>
      <text:p text:style-name="P10"><text:span text:style-name="T20">2.1<text:s/></text:span><text:span text:style-name="T21">Функціональне призначення</text:span></text:p>
      <text:p text:style-name="P11"><text:span text:style-name="T22"><text:tab/></text:span><text:span text:style-name="T23">Програма визначає показник порядку ряду чисел за допомогою функції із варіативною кількістю елементів get_indicator_of_order_in_sequence(). Результат зберігається у змінній indicator_of_order. Демонстрація результату передбачає покрокове виконання програми.</text:span></text:p>
      <text:p text:style-name="P12"><text:span text:style-name="T24">2.2<text:s/></text:span><text:span text:style-name="T25">Опис логічної структури програми</text:span></text:p>
      <text:p text:style-name="P13"><text:span text:style-name="T26"><text:tab/></text:span><text:span text:style-name="T27">Для визначення показника порядку викликаємо функцію<text:s/></text:span><text:span text:style-name="T28">get_indicator_of_order_in_sequence</text:span><text:span text:style-name="T29">, яка приймає параметрами кількість елементів<text:s/></text:span><text:span text:style-name="T30">count_of_elements</text:span><text:span text:style-name="T31"><text:s/>у ряді чисел та ряд із<text:s/></text:span><text:span text:style-name="T32">count_of_elements</text:span><text:span text:style-name="T33"><text:s/>чисел. Функція перевіряє кожен елемент ряду із усіма наступними, якщо елемент менший за один із наступних елементів локальна змінна функції<text:s/></text:span><text:span text:style-name="T34">indicator_of_order</text:span><text:span text:style-name="T35"><text:s/>збільшується на один. Після перевірки усіх елементів функція повертає значення змінної<text:s/></text:span><text:span text:style-name="T36">indicator_of_order</text:span><text:span text:style-name="T37">.</text:span></text:p>
      <text:p text:style-name="P14"><text:span text:style-name="T38">Функція визначення показника порядку у ряді чисел</text:span></text:p>
      <text:p text:style-name="P15"><text:span text:style-name="T39">int get_indicator_of_order_in_sequence</text:span></text:p>
      <text:p text:style-name="P15"><text:span text:style-name="T40"><text:tab/></text:span><text:span text:style-name="T41">Призначення:<text:s/></text:span><text:span text:style-name="T42">визначає показник порядку ряду чисел</text:span></text:p>
      <text:p text:style-name="P15"><text:span text:style-name="T43"><text:tab/></text:span><text:span text:style-name="T44">Схема алгоритму функції<text:s/></text:span><text:span text:style-name="T45">подана на рис. 1.</text:span></text:p>
      <text:p text:style-name="P15"><text:span text:style-name="T46"><text:tab/></text:span><text:span text:style-name="T47">Опис роботи</text:span><text:span text:style-name="T48">: функція перевіряє кожен елемент ряду із усіма наступними, якщо елемент менший за один із наступних елементів локальна змінна функції<text:s/></text:span><text:span text:style-name="T49">indicator_of_order</text:span><text:span text:style-name="T50"><text:s/>збільшується на один. Після перевірки усіх елементів функція повертає значення змінної<text:s/></text:span><text:span text:style-name="T51">indicator_of_order</text:span><text:span text:style-name="T52">.</text:span></text:p>
      <text:p text:style-name="P15"><text:span text:style-name="T53"><text:tab/></text:span><text:span text:style-name="T54">Повертає функція<text:s/></text:span><text:span text:style-name="T55">показник порядку ряду чисел.</text:span></text:p>
      <text:p text:style-name="P15"><draw:frame text:anchor-type="as-char" svg:width="68.79mm" svg:height="117.90mm" style:rel-width="scale" style:rel-height="scale"><draw:object-ole xlink:href="OleObj1"/><draw:image xlink:href="ObjectReplacements/OleObj1"/></draw:frame><text:span text:style-name="T56"/></text:p>
      <text:p text:style-name="P16"><text:span text:style-name="T57">Рисунок 1<text:s/></text:span><text:span text:style-name="T58">—</text:span><text:span text:style-name="T59"><text:s/></text:span><text:span text:style-name="T60">Схема алгоритму функції<text:s/></text:span><text:span text:style-name="T61">get_indicator_of_order_in_sequence</text:span></text:p>
      <text:p text:style-name="P17"><text:span text:style-name="T62">Основна функція</text:span></text:p>
      <text:p text:style-name="P18"><text:span text:style-name="T63">int main</text:span></text:p>
      <text:p text:style-name="P18"><text:span text:style-name="T64"><text:tab/></text:span><text:span text:style-name="T65">Призначення:<text:s/></text:span><text:span text:style-name="T66">головна функція</text:span></text:p>
      <text:p text:style-name="P18"><text:span text:style-name="T67"><text:tab/></text:span><text:span text:style-name="T68">Схема алгоритму функції<text:s/></text:span><text:span text:style-name="T69">подана на рис. 2.</text:span></text:p>
      <text:p text:style-name="P18"><text:span text:style-name="T70"><text:tab/></text:span><text:span text:style-name="T71">Опис роботи:<text:s/></text:span><text:span text:style-name="T72">задається кількість елементів у послідовності, визначається показник порядку ряду чисел шляхом виклику функції<text:s/></text:span><text:span text:style-name="T73">get_indicator_of_order_in_sequence</text:span><text:span text:style-name="T74">.</text:span></text:p>
      <text:p text:style-name="P18"><text:span text:style-name="T75"><text:tab/></text:span><text:span text:style-name="T76">Повертає функція<text:s/></text:span><text:span text:style-name="T77">код повернення програми (0).</text:span></text:p>
      <text:p text:style-name="P18"><draw:frame text:anchor-type="as-char" svg:width="37.68mm" svg:height="117.26mm" style:rel-width="scale" style:rel-height="scale"><draw:object-ole xlink:href="OleObj2"/><draw:image xlink:href="ObjectReplacements/OleObj2"/></draw:frame><text:span text:style-name="T78"/></text:p>
      <text:p text:style-name="P19"><text:span text:style-name="T79">Рисунок 2<text:s/></text:span><text:span text:style-name="T80">—</text:span><text:span text:style-name="T81"><text:s/></text:span><text:span text:style-name="T82">Схема алгоритму функції main</text:span></text:p>
      <text:p text:style-name="P20"><text:span text:style-name="T83">Структура проекту</text:span></text:p>
      <text:p text:style-name="P21"><text:span text:style-name="T84">└──</text:span><text:span text:style-name="T85"><text:s/>lab07</text:span></text:p>
      <text:p text:style-name="P21"><text:span text:style-name="T85"><text:tab/></text:span><text:span text:style-name="T86">├──</text:span><text:span text:style-name="T87"><text:s/>Doxyfile</text:span></text:p>
      <text:p text:style-name="P21"><text:span text:style-name="T87"><text:tab/></text:span><text:span text:style-name="T88">├──</text:span><text:span text:style-name="T89"><text:s/>Makefile</text:span></text:p>
      <text:p text:style-name="P21"><text:span text:style-name="T89"><text:tab/></text:span><text:span text:style-name="T90">├──</text:span><text:span text:style-name="T91"><text:s/>doc</text:span></text:p>
      <text:p text:style-name="P21"><text:span text:style-name="T91"><text:tab/></text:span><text:span text:style-name="T92">│</text:span><text:span text:style-name="T93"><text:s text:c="3"/></text:span><text:span text:style-name="T94">├──</text:span><text:span text:style-name="T95"><text:s/>lab07.md</text:span></text:p>
      <text:p text:style-name="P21"><text:span text:style-name="T95"><text:tab/></text:span><text:span text:style-name="T96">│</text:span><text:span text:style-name="T97"><text:s text:c="3"/></text:span><text:span text:style-name="T98">├──</text:span><text:span text:style-name="T99"><text:s/>lab07.odt</text:span></text:p>
      <text:p text:style-name="P21"><text:span text:style-name="T99"><text:tab/></text:span><text:span text:style-name="T100">│</text:span><text:span text:style-name="T101"><text:s text:c="3"/></text:span><text:span text:style-name="T102">└──</text:span><text:span text:style-name="T103"><text:s/>lab07.pdf</text:span></text:p>
      <text:p text:style-name="P21"><text:span text:style-name="T103"><text:tab/></text:span><text:span text:style-name="T104">└──</text:span><text:span text:style-name="T105"><text:s/>src</text:span></text:p>
      <text:p text:style-name="P21"><text:span text:style-name="T105"><text:tab/><text:tab/></text:span><text:span text:style-name="T106">└──</text:span><text:span text:style-name="T107"><text:s/>main.c</text:span></text:p>
      <text:p text:style-name="P21"><text:span text:style-name="T108"/></text:p>
      <text:p text:style-name="P22"><text:span text:style-name="T109">2.3<text:s/></text:span><text:span text:style-name="T110">Важливі фрагменти програми</text:span></text:p>
      <text:p text:style-name="P23"><text:span text:style-name="T110">Підключення заголовочного stdarg.h для обробки даних у функції із змінною кількістю елементів.</text:span></text:p>
      <text:p text:style-name="P24"><text:span text:style-name="T111">#include &lt;stdarg.h&gt;</text:span></text:p>
      <text:p text:style-name="P25"><text:span text:style-name="T112">Початкові дані. Константи.</text:span></text:p>
      <text:p text:style-name="P26"><text:span text:style-name="T113">#define<text:s/></text:span><text:span text:style-name="T114">COUNT_OF_ELEMENTS_IN_SEQUENCE 5</text:span></text:p>
      <text:p text:style-name="P27"><text:span text:style-name="T115">Перевірка на порядок пари чисел</text:span></text:p>
      <text:p text:style-name="P28"><text:span text:style-name="T116">if (va_arg(factor, int) &lt; va_arg(factor, int))</text:span></text:p>
      <text:p text:style-name="P29"><text:span text:style-name="T117">3.<text:s/></text:span><text:span text:style-name="T118">Варіанти використання</text:span></text:p>
      <text:p text:style-name="P30"><text:span text:style-name="T119"><text:tab/></text:span><text:span text:style-name="T120">Для демонстрації результатів використовується покрокове виконання програми та інші засоби налагодження відлагодника gdb. Нижче наводиться послідовність дій запуску програми у режимі відлагодження.</text:span></text:p>
      <text:p text:style-name="P30"><text:span text:style-name="T121"><text:tab/></text:span><text:span text:style-name="T122">Крок 1 (див. рис. 3). Знаходячись в основній процедурі, досліджуємо стан змінних, в тому числі констант.</text:span></text:p>
      <text:p text:style-name="P31"><text:span text:style-name="T123">int main()</text:span></text:p>
      <text:p text:style-name="P31"><text:span text:style-name="T123">{</text:span></text:p>
      <text:p text:style-name="P31"><text:span text:style-name="T123"><text:s text:c="4"/>#define COUNT_OF_ELEMENTS_IN_SEQUENCE 5</text:span></text:p>
      <text:p text:style-name="P31"><text:span text:style-name="T123"><text:s text:c="4"/></text:span></text:p>
      <text:p text:style-name="P31"><text:span text:style-name="T123"><text:s text:c="4"/>int indicator_of_order = get_indicator_of_order_in_sequence(COUNT_OF_ELEMENTS_IN_SEQUENCE, 4, 1, 6, 3, 2);</text:span></text:p>
      <text:p text:style-name="P32"><text:span text:style-name="T124"/></text:p>
      <text:p text:style-name="P33"><text:span text:style-name="T124">Рисунок 3<text:s/></text:span><text:span text:style-name="T125">—</text:span><text:span text:style-name="T126"><text:s/></text:span><text:span text:style-name="T127">значення змінних при запуску програми</text:span></text:p>
      <text:p text:style-name="P34"><text:span text:style-name="T128"><text:tab/></text:span><text:span text:style-name="T129">Крок 2 (див. рис. 4). Дослідження стану змінних наприкінці виконання функції визначення показника порядку послідовності чисел.</text:span></text:p>
      <text:p text:style-name="P35"><text:span text:style-name="T129">Рисунок 4<text:s/></text:span><text:span text:style-name="T130">—</text:span><text:span text:style-name="T131"><text:s/></text:span><text:span text:style-name="T132">значення порядку послідовності</text:span></text:p>
      <text:p text:style-name="P36"><text:span text:style-name="T133">Висновки</text:span></text:p>
      <text:p text:style-name="P37"><text:span text:style-name="T134"><text:tab/></text:span><text:span text:style-name="T135">При виконанні даної лабораторної роботи було набуто практичного досвіду роботи із функціями та функціями із варіативною кількістю елементів.</text:span><text:span text:style-name="T1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